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Helvetica, Arial, sans-serif" svg:font-family="Helvetica, Arial, sans-serif" style:font-family-generic="system"/>
    <style:font-face style:name="Courier New" svg:font-family="Courier New" style:font-family-generic="modern" style:font-pitch="fixed" svg:panose-1="2 7 3 9 2 2 5 2 4 4"/>
    <style:font-face style:name="Monospace" svg:font-family="Monospace" style:font-family-generic="system" style:font-pitch="fixed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olumn3" style:family="table-column">
      <style:table-column-properties style:column-width="0.5208in" style:use-optimal-column-width="false"/>
    </style:style>
    <style:style style:name="TableColumn4" style:family="table-column">
      <style:table-column-properties style:column-width="6.4062in" style:use-optimal-column-width="false"/>
    </style:style>
    <style:style style:name="Table2" style:family="table">
      <style:table-properties style:width="6.927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34in solid #D6D6D6" fo:background-color="#EEEEEE" style:writing-mode="lr-tb" style:vertical-align="middle" fo:padding-top="0.052in" fo:padding-left="0.052in" fo:padding-bottom="0.052in" fo:padding-right="0.052in"/>
    </style:style>
    <style:style style:name="P7" style:parent-style-name="TableHeading" style:family="paragraph">
      <style:paragraph-properties fo:text-align="start"/>
    </style:style>
    <style:style style:name="TableCell8" style:family="table-cell">
      <style:table-cell-properties fo:border="0.0034in solid #D6D6D6" fo:background-color="#EEEEEE" style:writing-mode="lr-tb" style:vertical-align="middle" fo:padding-top="0.052in" fo:padding-left="0.052in" fo:padding-bottom="0.052in" fo:padding-right="0.052in"/>
    </style:style>
    <style:style style:name="P9" style:parent-style-name="TableHeading" style:family="paragraph">
      <style:paragraph-properties fo:text-align="star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ableCell12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ableCell15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16" style:parent-style-name="DefaultParagraphFont" style:family="text">
      <style:text-properties fo:font-style="italic" style:font-style-asian="italic"/>
    </style:style>
    <style:style style:name="T17" style:parent-style-name="DefaultParagraphFont" style:family="text">
      <style:text-properties fo:font-style="italic" style:font-style-asian="italic"/>
    </style:style>
    <style:style style:name="T18" style:parent-style-name="DefaultParagraphFont" style:family="text">
      <style:text-properties fo:font-style="italic" style:font-style-asian="italic"/>
    </style:style>
    <style:style style:name="T19" style:parent-style-name="DefaultParagraphFont" style:family="text">
      <style:text-properties fo:font-style="italic" style:font-style-asian="italic"/>
    </style:style>
    <style:style style:name="T20" style:parent-style-name="DefaultParagraphFont" style:family="text">
      <style:text-properties fo:font-style="italic" style:font-style-asian="italic"/>
    </style:style>
    <style:style style:name="T21" style:parent-style-name="DefaultParagraphFont" style:family="text">
      <style:text-properties fo:font-style="italic" style:font-style-asian="italic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ableCell24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25" style:parent-style-name="DefaultParagraphFont" style:family="text">
      <style:text-properties fo:font-style="italic" style:font-style-asian="italic"/>
    </style:style>
    <style:style style:name="T26" style:parent-style-name="DefaultParagraphFont" style:family="text">
      <style:text-properties fo:font-style="italic" style:font-style-asian="italic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D6D6D6" fo:border-bottom="0.0034in solid #D6D6D6" fo:border-right="0.0034in solid #D6D6D6" style:writing-mode="lr-tb" style:vertical-align="middle" fo:padding-top="0.052in" fo:padding-left="0.052in" fo:padding-bottom="0.052in" fo:padding-right="0.052in"/>
    </style:style>
    <style:style style:name="TableCell29" style:family="table-cell">
      <style:table-cell-properties fo:border-top="none" fo:border-left="0.0034in solid #D6D6D6" fo:border-bottom="0.0034in solid #D6D6D6" fo:border-right="0.0034in solid #D6D6D6" style:writing-mode="lr-tb" style:vertical-align="middle" fo:padding-top="0.052in" fo:padding-left="0.052in" fo:padding-bottom="0.052in" fo:padding-right="0.052in"/>
    </style:style>
    <style:style style:name="T30" style:parent-style-name="DefaultParagraphFont" style:family="text">
      <style:text-properties fo:font-style="italic" style:font-style-asian="italic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D6D6D6" fo:border-bottom="0.0034in solid #D6D6D6" fo:border-right="0.0034in solid #D6D6D6" style:writing-mode="lr-tb" style:vertical-align="middle" fo:padding-top="0.052in" fo:padding-left="0.052in" fo:padding-bottom="0.052in" fo:padding-right="0.052in"/>
    </style:style>
    <style:style style:name="TableCell33" style:family="table-cell">
      <style:table-cell-properties fo:border-top="none" fo:border-left="0.0034in solid #D6D6D6" fo:border-bottom="0.0034in solid #D6D6D6" fo:border-right="0.0034in solid #D6D6D6" style:writing-mode="lr-tb" style:vertical-align="middle" fo:padding-top="0.052in" fo:padding-left="0.052in" fo:padding-bottom="0.052in" fo:padding-right="0.052in"/>
    </style:style>
    <style:style style:name="T34" style:parent-style-name="DefaultParagraphFont" style:family="text">
      <style:text-properties fo:font-style="italic" style:font-style-asian="italic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ableCell37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38" style:parent-style-name="DefaultParagraphFont" style:family="text">
      <style:text-properties fo:font-style="italic" style:font-style-asian="italic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ableCell41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42" style:parent-style-name="DefaultParagraphFont" style:family="text">
      <style:text-properties fo:font-style="italic" style:font-style-asian="italic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D6D6D6" fo:border-bottom="0.0034in solid #D6D6D6" fo:border-right="0.0034in solid #D6D6D6" style:writing-mode="lr-tb" style:vertical-align="middle" fo:padding-top="0.052in" fo:padding-left="0.052in" fo:padding-bottom="0.052in" fo:padding-right="0.052in"/>
    </style:style>
    <style:style style:name="TableCell45" style:family="table-cell">
      <style:table-cell-properties fo:border-top="none" fo:border-left="0.0034in solid #D6D6D6" fo:border-bottom="0.0034in solid #D6D6D6" fo:border-right="0.0034in solid #D6D6D6" style:writing-mode="lr-tb" style:vertical-align="middle" fo:padding-top="0.052in" fo:padding-left="0.052in" fo:padding-bottom="0.052in" fo:padding-right="0.052in"/>
    </style:style>
    <style:style style:name="T46" style:parent-style-name="DefaultParagraphFont" style:family="text">
      <style:text-properties fo:font-style="italic" style:font-style-asian="italic"/>
    </style:style>
    <style:style style:name="T47" style:parent-style-name="DefaultParagraphFont" style:family="text">
      <style:text-properties fo:font-style="italic" style:font-style-asian="italic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ableCell50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51" style:parent-style-name="DefaultParagraphFont" style:family="text">
      <style:text-properties fo:font-style="italic" style:font-style-asian="italic" style:font-style-complex="italic"/>
    </style:style>
    <style:style style:name="P52" style:parent-style-name="Textbody" style:family="paragraph">
      <style:paragraph-properties fo:text-align="justify" fo:margin-bottom="0in"/>
      <style:text-properties style:font-name="Helvetica, Arial, sans-serif" fo:color="#000000" fo:font-size="9pt" style:font-size-asian="9pt"/>
    </style:style>
    <style:style style:name="P53" style:parent-style-name="Textbody" style:family="paragraph">
      <style:paragraph-properties fo:text-align="justify" fo:margin-bottom="0in"/>
      <style:text-properties style:font-name="Helvetica, Arial, sans-serif" fo:color="#000000" fo:font-size="9pt" style:font-size-asian="9pt"/>
    </style:style>
    <style:style style:name="P54" style:parent-style-name="Textbody" style:family="paragraph">
      <style:paragraph-properties fo:text-align="justify" fo:margin-bottom="0in"/>
      <style:text-properties style:font-name="Helvetica, Arial, sans-serif" fo:color="#000000"/>
    </style:style>
    <style:style style:name="P55" style:parent-style-name="Textbody" style:family="paragraph">
      <style:paragraph-properties fo:text-align="justify" fo:margin-bottom="0in"/>
    </style:style>
    <style:style style:name="T56" style:parent-style-name="DefaultParagraphFont" style:family="text">
      <style:text-properties style:font-name="Helvetica, Arial, sans-serif" fo:font-weight="bold" style:font-weight-asian="bold" style:font-weight-complex="bold" fo:color="#000000"/>
    </style:style>
    <style:style style:name="T57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fo:color="#000000"/>
    </style:style>
    <style:style style:name="P58" style:parent-style-name="Textbody" style:family="paragraph">
      <style:paragraph-properties fo:text-align="justify" fo:margin-bottom="0in"/>
      <style:text-properties style:font-name="Helvetica, Arial, sans-serif" fo:font-weight="bold" style:font-weight-asian="bold" style:font-weight-complex="bold" fo:color="#000000"/>
    </style:style>
    <style:style style:name="P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1" style:parent-style-name="DefaultParagraphFont" style:family="text">
      <style:text-properties style:font-name="Courier New" style:font-name-complex="Courier New" fo:font-style="italic" style:font-style-asian="italic" style:font-style-complex="italic" fo:color="#0000C0" style:letter-kerning="false" fo:font-size="10pt" style:font-size-asian="10pt" style:font-size-complex="10pt" fo:language="vi" fo:country="VN" style:language-complex="ar" style:country-complex="SA"/>
    </style:style>
    <style:style style:name="T6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6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6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5" style:parent-style-name="DefaultParagraphFont" style:family="text">
      <style:text-properties style:font-name="Courier New" style:font-name-complex="Courier New" fo:color="#646464" style:letter-kerning="false" fo:font-size="10pt" style:font-size-asian="10pt" style:font-size-complex="10pt" fo:language="vi" fo:country="VN" style:language-complex="ar" style:country-complex="SA"/>
    </style:style>
    <style:style style:name="P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0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8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2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8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8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9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9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1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9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3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9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00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10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0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0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06" style:parent-style-name="Textbody" style:family="paragraph">
      <style:paragraph-properties fo:text-align="justify" fo:margin-bottom="0in"/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07" style:parent-style-name="Textbody" style:family="paragraph">
      <style:paragraph-properties fo:text-align="justify" fo:margin-bottom="0in"/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08" style:parent-style-name="Textbody" style:family="paragraph">
      <style:paragraph-properties fo:text-align="justify" fo:margin-bottom="0in"/>
    </style:style>
    <style:style style:name="T109" style:parent-style-name="DefaultParagraphFont" style:family="text">
      <style:text-properties style:font-name="Helvetica, Arial, sans-serif" fo:font-weight="bold" style:font-weight-asian="bold" style:font-weight-complex="bold" fo:color="#000000"/>
    </style:style>
    <style:style style:name="T110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fo:color="#000000"/>
    </style:style>
    <style:style style:name="P111" style:parent-style-name="Textbody" style:family="paragraph">
      <style:paragraph-properties fo:text-align="justify" fo:margin-bottom="0in"/>
    </style:style>
    <style:style style:name="T112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P1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15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116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1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119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12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2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1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124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12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2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1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129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13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3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1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134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13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3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1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139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14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4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1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144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14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4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1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149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15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5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1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154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15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5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157" style:parent-style-name="Textbody" style:family="paragraph">
      <style:paragraph-properties fo:text-align="justify" fo:margin-bottom="0in"/>
    </style:style>
    <style:style style:name="T15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159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16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6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16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163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164" style:parent-style-name="Textbody" style:family="paragraph">
      <style:paragraph-properties fo:text-align="justify" fo:margin-bottom="0in"/>
      <style:text-properties style:font-name="Helvetica, Arial, sans-serif" style:font-name-asian="Monospace" style:font-name-complex="Monospace" fo:font-weight="bold" style:font-weight-asian="bold" style:font-weight-complex="bold" fo:color="#000000"/>
    </style:style>
    <style:style style:name="P165" style:parent-style-name="Textbody" style:family="paragraph">
      <style:paragraph-properties fo:text-align="justify" fo:margin-bottom="0in"/>
    </style:style>
    <style:style style:name="T166" style:parent-style-name="DefaultParagraphFont" style:family="text">
      <style:text-properties style:font-name="Helvetica, Arial, sans-serif" style:font-name-asian="Monospace" style:font-name-complex="Monospace" fo:font-weight="bold" style:font-weight-asian="bold" style:font-weight-complex="bold" fo:color="#000000"/>
    </style:style>
    <style:style style:name="T167" style:parent-style-name="DefaultParagraphFont" style:family="text">
      <style:text-properties style:font-name="Helvetica, Arial, sans-serif" style:font-name-asian="Monospace" style:font-name-complex="Monospace" fo:font-weight="bold" style:font-weight-asian="bold" style:font-weight-complex="bold" fo:font-style="italic" style:font-style-asian="italic" fo:color="#000000"/>
    </style:style>
    <style:style style:name="T168" style:parent-style-name="DefaultParagraphFont" style:family="text">
      <style:text-properties style:font-name="Helvetica, Arial, sans-serif" style:font-name-asian="Monospace" style:font-name-complex="Monospace" style:font-weight-complex="bold" fo:font-style="italic" style:font-style-asian="italic" style:font-style-complex="italic" fo:color="#000000"/>
    </style:style>
    <style:style style:name="T169" style:parent-style-name="DefaultParagraphFont" style:family="text">
      <style:text-properties style:font-name="Helvetica, Arial, sans-serif" style:font-name-asian="Monospace" style:font-name-complex="Monospace" fo:font-weight="bold" style:font-weight-asian="bold" style:font-weight-complex="bold" fo:font-style="italic" style:font-style-asian="italic" fo:color="#000000"/>
    </style:style>
    <style:style style:name="P170" style:parent-style-name="Textbody" style:family="paragraph">
      <style:paragraph-properties fo:text-align="justify" fo:margin-bottom="0in"/>
    </style:style>
    <style:style style:name="T171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P172" style:parent-style-name="Textbody" style:family="paragraph">
      <style:paragraph-properties fo:text-align="justify"/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P173" style:parent-style-name="Textbody" style:family="paragraph">
      <style:paragraph-properties fo:text-align="justify"/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P174" style:parent-style-name="Textbody" style:family="paragraph">
      <style:paragraph-properties fo:text-align="justify"/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P175" style:parent-style-name="Textbody" style:family="paragraph">
      <style:paragraph-properties fo:text-align="justify"/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P176" style:parent-style-name="Textbody" style:family="paragraph">
      <style:paragraph-properties fo:text-align="justify"/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P177" style:parent-style-name="Textbody" style:family="paragraph">
      <style:paragraph-properties fo:text-align="justify"/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P178" style:parent-style-name="Textbody" style:family="paragraph">
      <style:paragraph-properties fo:text-align="justify"/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P179" style:parent-style-name="Textbody" style:family="paragraph">
      <style:paragraph-properties fo:text-align="justify"/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P180" style:parent-style-name="Textbody" style:family="paragraph">
      <style:paragraph-properties fo:text-align="justify"/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P181" style:parent-style-name="Textbody" style:family="paragraph">
      <style:paragraph-properties fo:text-align="justify"/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P182" style:parent-style-name="Textbody" style:family="paragraph">
      <style:paragraph-properties fo:text-align="justify"/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P183" style:parent-style-name="Textbody" style:family="paragraph">
      <style:paragraph-properties fo:text-align="justify"/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P184" style:parent-style-name="Textbody" style:family="paragraph">
      <style:paragraph-properties fo:text-align="justify"/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P185" style:parent-style-name="Textbody" style:family="paragraph">
      <style:paragraph-properties fo:text-align="justify"/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P186" style:parent-style-name="Textbody" style:family="paragraph">
      <style:paragraph-properties fo:text-align="justify"/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P187" style:parent-style-name="Textbody" style:family="paragraph">
      <style:paragraph-properties fo:text-align="justify"/>
      <style:text-properties style:font-name="Courier New" style:font-name-complex="Courier New" fo:font-weight="bold" style:font-weight-asian="bold" style:font-weight-complex="bold" fo:color="#70AD47" style:letter-kerning="false" fo:font-size="10pt" style:font-size-asian="10pt" style:font-size-complex="10pt" fo:language="vi" fo:country="VN" style:language-complex="ar" style:country-complex="SA"/>
    </style:style>
    <style:style style:name="P188" style:parent-style-name="Textbody" style:family="paragraph">
      <style:paragraph-properties fo:text-align="justify"/>
      <style:text-properties style:font-name="Courier New" style:font-name-complex="Courier New" fo:font-weight="bold" style:font-weight-asian="bold" style:font-weight-complex="bold" fo:color="#70AD47" style:letter-kerning="false" fo:font-size="10pt" style:font-size-asian="10pt" style:font-size-complex="10pt" fo:language="vi" fo:country="VN" style:language-complex="ar" style:country-complex="SA"/>
    </style:style>
    <style:style style:name="P189" style:parent-style-name="Textbody" style:family="paragraph">
      <style:paragraph-properties fo:text-align="justify"/>
      <style:text-properties style:font-name="Courier New" style:font-name-complex="Courier New" fo:font-weight="bold" style:font-weight-asian="bold" style:font-weight-complex="bold" fo:color="#70AD47" style:letter-kerning="false" fo:font-size="10pt" style:font-size-asian="10pt" style:font-size-complex="10pt" fo:language="vi" fo:country="VN" style:language-complex="ar" style:country-complex="SA"/>
    </style:style>
    <style:style style:name="P190" style:parent-style-name="Textbody" style:family="paragraph">
      <style:paragraph-properties fo:text-align="justify"/>
      <style:text-properties style:font-name="Courier New" style:font-name-complex="Courier New" fo:font-weight="bold" style:font-weight-asian="bold" style:font-weight-complex="bold" fo:color="#70AD47" style:letter-kerning="false" fo:font-size="10pt" style:font-size-asian="10pt" style:font-size-complex="10pt" fo:language="vi" fo:country="VN" style:language-complex="ar" style:country-complex="SA"/>
    </style:style>
    <style:style style:name="P191" style:parent-style-name="Textbody" style:family="paragraph">
      <style:paragraph-properties fo:text-align="justify"/>
      <style:text-properties style:font-name="Courier New" style:font-name-complex="Courier New" fo:font-weight="bold" style:font-weight-asian="bold" style:font-weight-complex="bold" fo:color="#70AD47" style:letter-kerning="false" fo:font-size="10pt" style:font-size-asian="10pt" style:font-size-complex="10pt" fo:language="vi" fo:country="VN" style:language-complex="ar" style:country-complex="SA"/>
    </style:style>
    <style:style style:name="P192" style:parent-style-name="Textbody" style:family="paragraph">
      <style:paragraph-properties fo:text-align="justify" fo:margin-bottom="0in"/>
    </style:style>
    <style:style style:name="T193" style:parent-style-name="DefaultParagraphFont" style:family="text">
      <style:text-properties style:font-name="Courier New" style:font-name-complex="Courier New" fo:font-weight="bold" style:font-weight-asian="bold" style:font-weight-complex="bold" fo:color="#70AD47" style:letter-kerning="false" fo:font-size="10pt" style:font-size-asian="10pt" style:font-size-complex="10pt" fo:language="vi" fo:country="VN" style:language-complex="ar" style:country-complex="SA"/>
    </style:style>
    <style:style style:name="P194" style:parent-style-name="Textbody" style:family="paragraph">
      <style:paragraph-properties fo:text-align="justify" fo:margin-bottom="0in"/>
      <style:text-properties style:font-name="Helvetica, Arial, sans-serif" style:font-name-asian="Monospace" style:font-name-complex="Monospace" fo:font-weight="bold" style:font-weight-asian="bold" style:font-weight-complex="bold" fo:color="#000000"/>
    </style:style>
    <style:style style:name="P195" style:parent-style-name="Textbody" style:family="paragraph">
      <style:paragraph-properties fo:text-align="justify" fo:margin-bottom="0in"/>
    </style:style>
    <style:style style:name="T196" style:parent-style-name="DefaultParagraphFont" style:family="text">
      <style:text-properties style:font-name="Helvetica, Arial, sans-serif" style:font-name-asian="Monospace" style:font-name-complex="Monospace" fo:color="#000000"/>
    </style:style>
    <style:style style:name="T197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T198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T199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P20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1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202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20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04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0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0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20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0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0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1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211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2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3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214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215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16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1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18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2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0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2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2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2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2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2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2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2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2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3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2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3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3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3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2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3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39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4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4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2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4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4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4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4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248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2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5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2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3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254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255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P2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5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5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6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2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6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6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6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26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6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26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27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P2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7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7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7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2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7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7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8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28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82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28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28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86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287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P2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9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9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9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2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9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9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9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2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0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0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0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0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0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0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0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1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1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1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31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14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31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3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18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319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3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22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2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2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2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2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2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3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32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3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3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3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3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3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42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4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4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4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4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4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52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5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5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5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5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5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360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61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36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3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65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366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3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69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7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7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74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7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7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79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8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8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38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83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38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3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87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388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3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0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91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9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93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5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96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9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98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0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01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0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03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5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06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0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08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0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11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41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413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41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41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41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41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P4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2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2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2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42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24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42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4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28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429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43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3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32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3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3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3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3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3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3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42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4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4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4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4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4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52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5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5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455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56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45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4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60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461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4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64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6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6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6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7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47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47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P4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7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7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7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8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8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8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48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84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4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4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89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490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4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9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9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9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9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9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9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9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9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0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0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0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0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0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0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0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0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1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1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1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51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51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51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17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51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5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2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21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522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5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2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2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2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2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2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3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3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3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3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3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3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3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3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4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4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4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4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4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54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54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548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54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55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55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55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553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55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55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5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55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5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61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562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5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6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6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6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7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7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7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7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7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7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7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7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8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8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8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8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8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58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58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588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58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590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91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59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5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9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95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596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5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9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99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0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0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04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0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0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09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1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1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1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14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1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1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61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18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61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6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2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22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623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6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25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26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2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28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30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31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3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33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35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36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3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38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0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41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4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43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5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46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64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648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64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50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65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6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5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54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655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6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5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5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5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6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6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6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6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6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6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6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6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6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7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7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7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7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7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7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7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7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8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8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8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8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68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68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68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68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688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68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690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91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69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6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9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95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696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6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9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99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0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0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0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04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0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0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0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09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1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1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1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14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1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1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1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19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72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72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72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723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72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72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72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27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72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7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3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31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732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7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3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3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3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3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3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4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4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4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4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4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4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4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4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5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5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5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5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5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75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75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75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59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76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7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6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63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764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7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6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6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6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6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7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7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72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7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7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7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7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7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7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8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82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8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8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8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8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78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78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79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79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79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793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79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95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79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9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7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9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0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0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02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803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8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05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0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0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0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80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1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8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1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1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1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1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81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1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8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1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20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2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2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2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82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2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8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2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2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2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3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83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3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8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3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35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3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3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83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83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84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84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84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843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84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45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84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8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4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4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5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51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852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8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5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55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5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5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85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5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86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6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6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6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64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86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6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8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6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6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70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71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87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73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8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75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7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7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7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87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8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88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8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8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8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8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88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88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888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88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890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P8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9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9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9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9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89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9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898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89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90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0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0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0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04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905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906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9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0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0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10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911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912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9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14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915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916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9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18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919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920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921" style:parent-style-name="Textbody" style:family="paragraph">
      <style:paragraph-properties fo:text-align="justify" fo:margin-bottom="0in"/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922" style:parent-style-name="Textbody" style:family="paragraph">
      <style:paragraph-properties fo:text-align="justify" fo:margin-bottom="0in"/>
      <style:text-properties style:font-name="Helvetica, Arial, sans-serif" style:font-name-asian="Monospace" style:font-name-complex="Monospace" fo:font-weight="bold" style:font-weight-asian="bold" style:font-weight-complex="bold" fo:color="#000000"/>
    </style:style>
    <style:style style:name="P923" style:parent-style-name="Textbody" style:family="paragraph">
      <style:paragraph-properties fo:text-align="justify" fo:margin-bottom="0in"/>
    </style:style>
    <style:style style:name="T924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T925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T926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P927" style:parent-style-name="Textbody" style:family="paragraph">
      <style:paragraph-properties fo:text-align="justify" fo:margin-bottom="0in"/>
    </style:style>
    <style:style style:name="T928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929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930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931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93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33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934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93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36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937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938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939" style:parent-style-name="Textbody" style:family="paragraph">
      <style:paragraph-properties fo:text-align="justify" fo:margin-bottom="0in"/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940" style:parent-style-name="Textbody" style:family="paragraph">
      <style:paragraph-properties fo:text-align="justify" fo:margin-bottom="0in"/>
      <style:text-properties style:font-name="Helvetica, Arial, sans-serif" style:font-name-asian="Monospace" style:font-name-complex="Monospace" fo:font-weight="bold" style:font-weight-asian="bold" style:font-weight-complex="bold" fo:color="#000000"/>
    </style:style>
    <style:style style:name="P941" style:parent-style-name="TableContents" style:family="paragraph">
      <style:paragraph-properties fo:text-align="justify"/>
    </style:style>
    <style:style style:name="T942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T943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T944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T945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T946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T947" style:parent-style-name="DefaultParagraphFont" style:family="text">
      <style:text-properties style:font-name="Helvetica, Arial, sans-serif" style:font-name-asian="Monospace" style:font-name-complex="Monospace" fo:font-style="italic" style:font-style-asian="italic" fo:color="#000000" fo:background-color="#FFFF00"/>
    </style:style>
    <style:style style:name="P948" style:parent-style-name="TableContents" style:family="paragraph">
      <style:paragraph-properties fo:text-align="justify"/>
      <style:text-properties style:font-name="Helvetica, Arial, sans-serif" fo:color="#000000" fo:background-color="#FFFF00"/>
    </style:style>
    <style:style style:name="P9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5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51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952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9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5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95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95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5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9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5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96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96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6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96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964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9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6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67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968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969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97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7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972" style:parent-style-name="Standard" style:family="paragraph">
      <style:paragraph-properties style:text-autospace="none"/>
    </style:style>
    <style:style style:name="T97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974" style:parent-style-name="TableContents" style:family="paragraph">
      <style:paragraph-properties fo:text-align="justify"/>
      <style:text-properties style:font-name="Helvetica, Arial, sans-serif" style:font-name-asian="Monospace" style:font-name-complex="Monospace" fo:font-style="italic" style:font-style-asian="italic" fo:color="#000000"/>
    </style:style>
  </office:automatic-styles>
  <office:body>
    <office:text text:use-soft-page-breaks="true">
      <text:p text:style-name="P1">Thiết kế<text:s/>chức năng “Credits”</text:p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tep</text:p>
          </table:table-cell>
          <table:table-cell table:style-name="TableCell8">
            <text:p text:style-name="P9">Description</text:p>
          </table:table-cell>
        </table:table-row>
        <table:table-row table:style-name="TableRow10">
          <table:table-cell table:style-name="TableCell11">
            <text:p text:style-name="TableContents">1</text:p>
          </table:table-cell>
          <table:table-cell table:style-name="TableCell12">
            <text:p text:style-name="TableContents">Import<text:s/>ứng dụng androidOpac mới nhất và tiến hành thêm các chức năng mới</text:p>
          </table:table-cell>
        </table:table-row>
        <table:table-row table:style-name="TableRow13">
          <table:table-cell table:style-name="TableCell14">
            <text:p text:style-name="TableContents">2</text:p>
          </table:table-cell>
          <table:table-cell table:style-name="TableCell15">
            <text:p text:style-name="TableContents">Thay đổi tập tin <text:s text:c="2"/><text:span text:style-name="T16">src/MainActivity.java <text:s/>v</text:span><text:span text:style-name="T17">ớ</text:span><text:span text:style-name="T18">i yêu c</text:span><text:span text:style-name="T19">ầ</text:span><text:span text:style-name="T20">u</text:span></text:p>
            <text:p text:style-name="TableContents"><text:span text:style-name="T21">-dùng button “Credits”</text:span><text:s/></text:p>
          </table:table-cell>
        </table:table-row>
        <table:table-row table:style-name="TableRow22">
          <table:table-cell table:style-name="TableCell23">
            <text:p text:style-name="TableContents">3</text:p>
          </table:table-cell>
          <table:table-cell table:style-name="TableCell24">
            <text:p text:style-name="TableContents">Thay đổi tập tin layout XML <text:s/><text:span text:style-name="T25">res/layout/activity_main.xml <text:s/></text:span>và thêm button<text:span text:style-name="T26"><text:s/>Credits</text:span></text:p>
          </table:table-cell>
        </table:table-row>
        <table:table-row table:style-name="TableRow27">
          <table:table-cell table:style-name="TableCell28">
            <text:p text:style-name="TableContents">4</text:p>
          </table:table-cell>
          <table:table-cell table:style-name="TableCell29">
            <text:p text:style-name="TableContents">Thêm trang<text:span text:style-name="T30"><text:s/>Information.java</text:span></text:p>
          </table:table-cell>
        </table:table-row>
        <table:table-row table:style-name="TableRow31">
          <table:table-cell table:style-name="TableCell32">
            <text:p text:style-name="TableContents">5</text:p>
          </table:table-cell>
          <table:table-cell table:style-name="TableCell33">
            <text:p text:style-name="TableContents">Thêm mới tập tin layout XML <text:s/><text:span text:style-name="T34">res/layout/credits.xml <text:s/></text:span></text:p>
          </table:table-cell>
        </table:table-row>
        <table:table-row table:style-name="TableRow35">
          <table:table-cell table:style-name="TableCell36">
            <text:p text:style-name="TableContents">6</text:p>
          </table:table-cell>
          <table:table-cell table:style-name="TableCell37">
            <text:p text:style-name="TableContents">Thay đổi tập tin <text:s/><text:span text:style-name="T38">res/values/strings.xml</text:span><text:s text:c="3"/>để<text:s/>định nghĩa<text:s/>lại các giá trị<text:s/>hằng ký tự</text:p>
          </table:table-cell>
        </table:table-row>
        <table:table-row table:style-name="TableRow39">
          <table:table-cell table:style-name="TableCell40">
            <text:p text:style-name="TableContents">7</text:p>
          </table:table-cell>
          <table:table-cell table:style-name="TableCell41">
            <text:p text:style-name="TableContents">Thay đổi tập tin <text:s/><text:span text:style-name="T42">AndroidManifest.xml <text:s text:c="2"/></text:span>cho thích hợp</text:p>
          </table:table-cell>
        </table:table-row>
        <table:table-row table:style-name="TableRow43">
          <table:table-cell table:style-name="TableCell44">
            <text:p text:style-name="TableContents">8</text:p>
          </table:table-cell>
          <table:table-cell table:style-name="TableCell45">
            <text:p text:style-name="TableContents">Thêm biểu tượng icon<text:s/><text:span text:style-name="T46">credits</text:span><text:s/>vào folder<text:s/><text:span text:style-name="T47">res/drawable</text:span></text:p>
          </table:table-cell>
        </table:table-row>
        <table:table-row table:style-name="TableRow48">
          <table:table-cell table:style-name="TableCell49">
            <text:p text:style-name="TableContents">9</text:p>
          </table:table-cell>
          <table:table-cell table:style-name="TableCell50">
            <text:p text:style-name="TableContents">Chạy<text:s/>ứng dụng thử<text:s/>trên <text:s/><text:span text:style-name="T51">Android emulator</text:span><text:s/>để<text:s/>kiểm tra kết quả<text:s/>ứng dụng</text:p>
          </table:table-cell>
        </table:table-row>
      </table:table>
      <text:p text:style-name="P52"/>
      <text:p text:style-name="P53"/>
      <text:p text:style-name="P54">Chi tiết</text:p>
      <text:p text:style-name="P55"><text:span text:style-name="T56">Step 2 <text:s text:c="3"/></text:span><text:span text:style-name="T57">src/MainActivity.java</text:span></text:p>
      <text:p text:style-name="P58"/>
      <text:p text:style-name="P59"><text:span text:style-name="T60">Button btnCredits =(Button) findViewById(R.id.</text:span><text:span text:style-name="T61">btnCredits</text:span><text:span text:style-name="T62">);</text:span></text:p>
      <text:p text:style-name="P63"><text:span text:style-name="T64"><text:tab/></text:span><text:span text:style-name="T65"><text:tab/>btnCredits.setOnClickListener(</text:span><text:span text:style-name="T66">new</text:span><text:span text:style-name="T67"><text:s/>OnClickListener()<text:s/></text:span></text:p>
      <text:p text:style-name="P68"><text:span text:style-name="T69"><text:tab/></text:span><text:span text:style-name="T70"><text:tab/>{</text:span></text:p>
      <text:p text:style-name="P71"><text:span text:style-name="T72"><text:tab/></text:span><text:span text:style-name="T73"><text:tab/></text:span><text:span text:style-name="T74"><text:tab/></text:span><text:span text:style-name="T75">@Override</text:span></text:p>
      <text:p text:style-name="P76"><text:span text:style-name="T77"><text:tab/></text:span><text:span text:style-name="T78"><text:tab/></text:span><text:span text:style-name="T79"><text:tab/></text:span><text:span text:style-name="T80">public</text:span><text:span text:style-name="T81"><text:s/></text:span><text:span text:style-name="T82">void</text:span><text:span text:style-name="T83"><text:s/>onClick(View v) {</text:span></text:p>
      <text:p text:style-name="P84"><text:span text:style-name="T85"><text:tab/></text:span><text:span text:style-name="T86"><text:tab/></text:span><text:span text:style-name="T87"><text:tab/></text:span><text:span text:style-name="T88"><text:tab/>Intent intent =<text:s/></text:span><text:span text:style-name="T89">new</text:span><text:span text:style-name="T90"><text:s/>Intent(MainActivity.</text:span><text:span text:style-name="T91">this</text:span><text:span text:style-name="T92">, Credits.</text:span><text:span text:style-name="T93">class</text:span><text:span text:style-name="T94">);</text:span></text:p>
      <text:p text:style-name="P95"><text:span text:style-name="T96"><text:tab/></text:span><text:span text:style-name="T97"><text:tab/></text:span><text:span text:style-name="T98"><text:tab/></text:span><text:span text:style-name="T99"><text:tab/>MainActivity.</text:span><text:span text:style-name="T100">this</text:span><text:span text:style-name="T101">.startActivity(intent);</text:span></text:p>
      <text:p text:style-name="P102"><text:span text:style-name="T103"><text:tab/></text:span><text:span text:style-name="T104"><text:tab/></text:span><text:span text:style-name="T105"><text:tab/>}</text:span></text:p>
      <text:p text:style-name="P106"><text:tab/><text:tab/>}) <text:s text:c="2"/>;</text:p>
      <text:p text:style-name="P107"/>
      <text:p text:style-name="P108"><text:span text:style-name="T109">Step 3 <text:s text:c="2"/></text:span><text:span text:style-name="T110">res/layout/activity_main.xml</text:span></text:p>
      <text:p text:style-name="P111"><text:span text:style-name="T112">Thêm button Credits</text:span></text:p>
      <text:p text:style-name="P113"><text:span text:style-name="T114"><text:s text:c="8"/></text:span><text:span text:style-name="T115">&lt;</text:span><text:span text:style-name="T116">Button</text:span></text:p>
      <text:p text:style-name="P117"><text:span text:style-name="T118"><text:s text:c="12"/></text:span><text:span text:style-name="T119">android:id</text:span><text:span text:style-name="T120">=</text:span><text:span text:style-name="T121">"@+id/btnCredits"</text:span></text:p>
      <text:p text:style-name="P122"><text:span text:style-name="T123"><text:s text:c="12"/></text:span><text:span text:style-name="T124">android:layout_width</text:span><text:span text:style-name="T125">=</text:span><text:span text:style-name="T126">"200dp"</text:span></text:p>
      <text:p text:style-name="P127"><text:span text:style-name="T128"><text:s text:c="12"/></text:span><text:span text:style-name="T129">android:layout_height</text:span><text:span text:style-name="T130">=</text:span><text:span text:style-name="T131">"70dp"</text:span></text:p>
      <text:p text:style-name="P132"><text:span text:style-name="T133"><text:s text:c="12"/></text:span><text:span text:style-name="T134">android:layout_gravity</text:span><text:span text:style-name="T135">=</text:span><text:span text:style-name="T136">"center"</text:span></text:p>
      <text:p text:style-name="P137"><text:span text:style-name="T138"><text:s text:c="12"/></text:span><text:span text:style-name="T139">android:drawableLeft</text:span><text:span text:style-name="T140">=</text:span><text:span text:style-name="T141">"@drawable/credits"</text:span></text:p>
      <text:p text:style-name="P142"><text:span text:style-name="T143"><text:s text:c="12"/></text:span><text:span text:style-name="T144">android:text</text:span><text:span text:style-name="T145">=</text:span><text:span text:style-name="T146">"@string/credits"</text:span></text:p>
      <text:p text:style-name="P147"><text:span text:style-name="T148"><text:s text:c="12"/></text:span><text:span text:style-name="T149">android:textColor</text:span><text:span text:style-name="T150">=</text:span><text:span text:style-name="T151">"#FFFFFF"</text:span></text:p>
      <text:p text:style-name="P152"><text:span text:style-name="T153"><text:s text:c="12"/></text:span><text:span text:style-name="T154">android:textSize</text:span><text:span text:style-name="T155">=</text:span><text:span text:style-name="T156">"22sp"</text:span></text:p>
      <text:p text:style-name="P157"><text:span text:style-name="T158"><text:s text:c="12"/></text:span><text:span text:style-name="T159">android:textStyle</text:span><text:span text:style-name="T160">=</text:span><text:span text:style-name="T161">"bold"</text:span><text:span text:style-name="T162"><text:s/></text:span><text:span text:style-name="T163">/&gt;</text:span></text:p>
      <text:p text:style-name="P164"/>
      <text:p text:style-name="P165"><text:span text:style-name="T166">Step 4 <text:s text:c="3"/></text:span><text:span text:style-name="T167">src/</text:span><text:span text:style-name="T168">Credits</text:span><text:span text:style-name="T169">.java <text:s text:c="4"/></text:span></text:p>
      <text:p text:style-name="P170"><text:span text:style-name="T171">Thêm trang Credits.java</text:span></text:p>
      <text:p text:style-name="P172">package edu.dnu.androidopac;</text:p>
      <text:p text:style-name="P173"/>
      <text:p text:style-name="P174">import android.os.Bundle;</text:p>
      <text:soft-page-break/>
      <text:p text:style-name="P175">import android.app.Activity;</text:p>
      <text:p text:style-name="P176">import android.view.Menu;</text:p>
      <text:p text:style-name="P177">import android.view.View;</text:p>
      <text:p text:style-name="P178">import android.widget.Button;</text:p>
      <text:p text:style-name="P179"/>
      <text:p text:style-name="P180">public class Credits extends<text:s/>Activity {</text:p>
      <text:p text:style-name="P181"><text:tab/>protected void onCreate(Bundle savedInstanceState)<text:s/></text:p>
      <text:p text:style-name="P182"><text:tab/>{</text:p>
      <text:p text:style-name="P183"><text:tab/><text:tab/>super.onCreate(savedInstanceState);</text:p>
      <text:p text:style-name="P184"><text:tab/><text:tab/>setContentView(R.layout.credits);</text:p>
      <text:p text:style-name="P185"><text:tab/>}</text:p>
      <text:p text:style-name="P186">}</text:p>
      <text:p text:style-name="P187">/*<text:tab/>public boolean onCreateOptionsMenu(Menu menu) {</text:p>
      <text:p text:style-name="P188"><text:tab/><text:tab/>// Inflate the menu; this adds items to the action bar if<text:s/>it is present.</text:p>
      <text:p text:style-name="P189"><text:tab/><text:tab/>getMenuInflater().inflate(R.menu.activity_child, menu);</text:p>
      <text:p text:style-name="P190"><text:tab/><text:tab/>return true;</text:p>
      <text:p text:style-name="P191"><text:tab/>}</text:p>
      <text:p text:style-name="P192"><text:span text:style-name="T193">} */</text:span></text:p>
      <text:p text:style-name="P194">Step 5</text:p>
      <text:p text:style-name="P195"><text:span text:style-name="T196"><text:s/></text:span><text:span text:style-name="T197">Thêm m</text:span><text:span text:style-name="T198">ớ</text:span><text:span text:style-name="T199">i credits.xml</text:span></text:p>
      <text:p text:style-name="P200"><text:span text:style-name="T201">&lt;?</text:span><text:span text:style-name="T202">xml</text:span><text:span text:style-name="T203"><text:s/></text:span><text:span text:style-name="T204">version</text:span><text:span text:style-name="T205">=</text:span><text:span text:style-name="T206">"1.0"</text:span><text:span text:style-name="T207"><text:s/></text:span><text:span text:style-name="T208">encoding</text:span><text:span text:style-name="T209">=</text:span><text:span text:style-name="T210">"utf-8"</text:span><text:span text:style-name="T211">?&gt;</text:span></text:p>
      <text:p text:style-name="P212"><text:span text:style-name="T213">&lt;</text:span><text:span text:style-name="T214">ScrollView</text:span><text:span text:style-name="T215"><text:s/></text:span><text:span text:style-name="T216">xmlns:android</text:span><text:span text:style-name="T217">=</text:span><text:span text:style-name="T218">"http://schemas.android.com/apk/res/android"</text:span></text:p>
      <text:p text:style-name="P219"><text:span text:style-name="T220"><text:s text:c="4"/></text:span><text:span text:style-name="T221"><text:tab/></text:span><text:span text:style-name="T222"><text:tab/></text:span><text:span text:style-name="T223">xmlns:tools</text:span><text:span text:style-name="T224">=</text:span><text:span text:style-name="T225">"http://schemas.android.com/tools"</text:span></text:p>
      <text:p text:style-name="P226"><text:span text:style-name="T227"><text:tab/><text:s text:c="4"/></text:span><text:span text:style-name="T228">android:orientation</text:span><text:span text:style-name="T229">=</text:span><text:span text:style-name="T230">"vertical"</text:span></text:p>
      <text:p text:style-name="P231"><text:span text:style-name="T232"><text:tab/><text:s text:c="4"/></text:span><text:span text:style-name="T233">android:layout_width</text:span><text:span text:style-name="T234">=</text:span><text:span text:style-name="T235">"fill_parent"</text:span></text:p>
      <text:p text:style-name="P236"><text:span text:style-name="T237"><text:tab/></text:span><text:span text:style-name="T238"><text:tab/></text:span><text:span text:style-name="T239">android:layout_height</text:span><text:span text:style-name="T240">=</text:span><text:span text:style-name="T241">"fill_parent"</text:span></text:p>
      <text:p text:style-name="P242"><text:span text:style-name="T243"><text:tab/></text:span><text:span text:style-name="T244"><text:tab/></text:span><text:span text:style-name="T245">android:background</text:span><text:span text:style-name="T246">=</text:span><text:span text:style-name="T247">"@drawable/background"</text:span><text:span text:style-name="T248">&gt;</text:span></text:p>
      <text:p text:style-name="P249"><text:span text:style-name="T250"><text:tab/></text:span><text:span text:style-name="T251"><text:tab/></text:span></text:p>
      <text:p text:style-name="P252"><text:span text:style-name="T253">&lt;</text:span><text:span text:style-name="T254">LinearLayout</text:span><text:span text:style-name="T255"><text:s/></text:span></text:p>
      <text:p text:style-name="P256"><text:span text:style-name="T257"><text:s text:c="4"/></text:span><text:span text:style-name="T258">android:id</text:span><text:span text:style-name="T259">=</text:span><text:span text:style-name="T260">"@+id/LinearLayout1"</text:span></text:p>
      <text:p text:style-name="P261"><text:span text:style-name="T262"><text:s text:c="4"/></text:span><text:span text:style-name="T263">android:layout_width</text:span><text:span text:style-name="T264">=</text:span><text:span text:style-name="T265">"match_parent"</text:span></text:p>
      <text:p text:style-name="P266"><text:span text:style-name="T267"><text:s text:c="4"/></text:span><text:span text:style-name="T268">android:layout_height</text:span><text:span text:style-name="T269">=</text:span><text:span text:style-name="T270">"match_parent"</text:span></text:p>
      <text:p text:style-name="P271"><text:span text:style-name="T272"><text:s text:c="4"/></text:span><text:span text:style-name="T273">android:orientation</text:span><text:span text:style-name="T274">=</text:span><text:span text:style-name="T275">"vertical"</text:span></text:p>
      <text:p text:style-name="P276"><text:span text:style-name="T277"><text:s text:c="4"/></text:span><text:span text:style-name="T278">tools:context</text:span><text:span text:style-name="T279">=</text:span><text:span text:style-name="T280">".Credits"</text:span><text:span text:style-name="T281"><text:s/></text:span><text:span text:style-name="T282">&gt;</text:span></text:p>
      <text:p text:style-name="P283"/>
      <text:p text:style-name="P284"><text:span text:style-name="T285"><text:s text:c="4"/></text:span><text:span text:style-name="T286">&lt;</text:span><text:span text:style-name="T287">ImageView</text:span></text:p>
      <text:p text:style-name="P288"><text:span text:style-name="T289"><text:s text:c="8"/></text:span><text:span text:style-name="T290">android:id</text:span><text:span text:style-name="T291">=</text:span><text:span text:style-name="T292">"@+id/imageView1"</text:span></text:p>
      <text:p text:style-name="P293"><text:span text:style-name="T294"><text:s text:c="8"/></text:span><text:span text:style-name="T295">android:layout_width</text:span><text:span text:style-name="T296">=</text:span><text:span text:style-name="T297">"match_parent"</text:span></text:p>
      <text:p text:style-name="P298"><text:span text:style-name="T299"><text:s text:c="8"/></text:span><text:span text:style-name="T300">android:layout_height</text:span><text:span text:style-name="T301">=</text:span><text:span text:style-name="T302">"131dp"</text:span></text:p>
      <text:p text:style-name="P303"><text:span text:style-name="T304"><text:s text:c="8"/></text:span><text:span text:style-name="T305">android:layout_marginTop</text:span><text:span text:style-name="T306">=</text:span><text:span text:style-name="T307">"20dp"</text:span></text:p>
      <text:p text:style-name="P308"><text:span text:style-name="T309"><text:s text:c="8"/></text:span><text:span text:style-name="T310">android:src</text:span><text:span text:style-name="T311">=</text:span><text:span text:style-name="T312">"@drawable/icon"</text:span><text:span text:style-name="T313"><text:s/></text:span><text:span text:style-name="T314">/&gt;</text:span></text:p>
      <text:p text:style-name="P315"/>
      <text:p text:style-name="P316"><text:span text:style-name="T317"><text:s text:c="4"/></text:span><text:span text:style-name="T318">&lt;</text:span><text:span text:style-name="T319">TextView</text:span></text:p>
      <text:p text:style-name="P320"><text:span text:style-name="T321"><text:s text:c="8"/></text:span><text:span text:style-name="T322">style</text:span><text:span text:style-name="T323">=</text:span><text:span text:style-name="T324">"@android:style/TextAppearance.Large"</text:span></text:p>
      <text:p text:style-name="P325"><text:span text:style-name="T326"><text:s text:c="8"/></text:span><text:span text:style-name="T327">android:layout_width</text:span><text:span text:style-name="T328">=</text:span><text:span text:style-name="T329">"wrap_content"</text:span></text:p>
      <text:p text:style-name="P330"><text:span text:style-name="T331"><text:s text:c="8"/></text:span><text:span text:style-name="T332">android:layout_height</text:span><text:span text:style-name="T333">=</text:span><text:span text:style-name="T334">"wrap_content"</text:span></text:p>
      <text:p text:style-name="P335"><text:span text:style-name="T336"><text:s text:c="8"/></text:span><text:span text:style-name="T337">android:layout_gravity</text:span><text:span text:style-name="T338">=</text:span><text:span text:style-name="T339">"center"</text:span></text:p>
      <text:p text:style-name="P340"><text:span text:style-name="T341"><text:s text:c="8"/></text:span><text:span text:style-name="T342">android:layout_margin</text:span><text:span text:style-name="T343">=</text:span><text:span text:style-name="T344">"5dp"</text:span></text:p>
      <text:p text:style-name="P345"><text:span text:style-name="T346"><text:s text:c="8"/></text:span><text:span text:style-name="T347">android:singleLine</text:span><text:span text:style-name="T348">=</text:span><text:span text:style-name="T349">"false"</text:span></text:p>
      <text:p text:style-name="P350"><text:span text:style-name="T351"><text:s text:c="8"/></text:span><text:span text:style-name="T352">android:text</text:span><text:span text:style-name="T353">=</text:span><text:span text:style-name="T354">"@string/app_name_version"</text:span></text:p>
      <text:soft-page-break/>
      <text:p text:style-name="P355"><text:span text:style-name="T356"><text:s text:c="8"/></text:span><text:span text:style-name="T357">android:textStyle</text:span><text:span text:style-name="T358">=</text:span><text:span text:style-name="T359">"bold"</text:span><text:span text:style-name="T360"><text:s/></text:span><text:span text:style-name="T361">/&gt;</text:span></text:p>
      <text:p text:style-name="P362"/>
      <text:p text:style-name="P363"><text:span text:style-name="T364"><text:s text:c="4"/></text:span><text:span text:style-name="T365">&lt;</text:span><text:span text:style-name="T366">LinearLayout</text:span></text:p>
      <text:p text:style-name="P367"><text:span text:style-name="T368"><text:s text:c="8"/></text:span><text:span text:style-name="T369">android:layout_width</text:span><text:span text:style-name="T370">=</text:span><text:span text:style-name="T371">"match_parent"</text:span></text:p>
      <text:p text:style-name="P372"><text:span text:style-name="T373"><text:s text:c="8"/></text:span><text:span text:style-name="T374">android:layout_height</text:span><text:span text:style-name="T375">=</text:span><text:span text:style-name="T376">"match_parent"</text:span></text:p>
      <text:p text:style-name="P377"><text:span text:style-name="T378"><text:s text:c="8"/></text:span><text:span text:style-name="T379">android:orientation</text:span><text:span text:style-name="T380">=</text:span><text:span text:style-name="T381">"vertical"</text:span><text:span text:style-name="T382"><text:s/></text:span><text:span text:style-name="T383">&gt;</text:span></text:p>
      <text:p text:style-name="P384"/>
      <text:p text:style-name="P385"><text:span text:style-name="T386"><text:s text:c="8"/></text:span><text:span text:style-name="T387">&lt;</text:span><text:span text:style-name="T388">TextView</text:span></text:p>
      <text:p text:style-name="P389"><text:span text:style-name="T390"><text:s text:c="12"/></text:span><text:span text:style-name="T391">android:id</text:span><text:span text:style-name="T392">=</text:span><text:span text:style-name="T393">"@+id/textView1"</text:span></text:p>
      <text:p text:style-name="P394"><text:span text:style-name="T395"><text:s text:c="12"/></text:span><text:span text:style-name="T396">android:layout_width</text:span><text:span text:style-name="T397">=</text:span><text:span text:style-name="T398">"wrap_content"</text:span></text:p>
      <text:p text:style-name="P399"><text:span text:style-name="T400"><text:s text:c="12"/></text:span><text:span text:style-name="T401">android:layout_height</text:span><text:span text:style-name="T402">=</text:span><text:span text:style-name="T403">"wrap_content"</text:span></text:p>
      <text:p text:style-name="P404"><text:span text:style-name="T405"><text:s text:c="12"/></text:span><text:span text:style-name="T406">android:layout_gravity</text:span><text:span text:style-name="T407">=</text:span><text:span text:style-name="T408">"center"</text:span></text:p>
      <text:p text:style-name="P409"><text:span text:style-name="T410"><text:s text:c="12"/></text:span><text:span text:style-name="T411">android:text</text:span><text:span text:style-name="T412">=</text:span><text:span text:style-name="T413">"Các thành viên th</text:span><text:span text:style-name="T414">ự</text:span><text:span text:style-name="T415">c hi</text:span><text:span text:style-name="T416">ệ</text:span><text:span text:style-name="T417">n:"</text:span></text:p>
      <text:p text:style-name="P418"><text:span text:style-name="T419"><text:s text:c="12"/></text:span><text:span text:style-name="T420">android:textAppearance</text:span><text:span text:style-name="T421">=</text:span><text:span text:style-name="T422">"?android:attr/textAppearanceMedium"</text:span><text:span text:style-name="T423"><text:s/></text:span><text:span text:style-name="T424">/&gt;</text:span></text:p>
      <text:p text:style-name="P425"/>
      <text:p text:style-name="P426"><text:span text:style-name="T427"><text:s text:c="8"/></text:span><text:span text:style-name="T428">&lt;</text:span><text:span text:style-name="T429">TextView</text:span></text:p>
      <text:p text:style-name="P430"><text:span text:style-name="T431"><text:s text:c="12"/></text:span><text:span text:style-name="T432">android:id</text:span><text:span text:style-name="T433">=</text:span><text:span text:style-name="T434">"@+id/textView3"</text:span></text:p>
      <text:p text:style-name="P435"><text:span text:style-name="T436"><text:s text:c="12"/></text:span><text:span text:style-name="T437">android:layout_width</text:span><text:span text:style-name="T438">=</text:span><text:span text:style-name="T439">"match_parent"</text:span></text:p>
      <text:p text:style-name="P440"><text:span text:style-name="T441"><text:s text:c="12"/></text:span><text:span text:style-name="T442">android:layout_height</text:span><text:span text:style-name="T443">=</text:span><text:span text:style-name="T444">"wrap_content"</text:span></text:p>
      <text:p text:style-name="P445"><text:span text:style-name="T446"><text:s text:c="12"/></text:span><text:span text:style-name="T447">android:text</text:span><text:span text:style-name="T448">=</text:span><text:span text:style-name="T449">""</text:span></text:p>
      <text:p text:style-name="P450"><text:span text:style-name="T451"><text:s text:c="12"/></text:span><text:span text:style-name="T452">android:textAppearance</text:span><text:span text:style-name="T453">=</text:span><text:span text:style-name="T454">"?android:attr/textAppearanceMedium"</text:span><text:span text:style-name="T455"><text:s/></text:span><text:span text:style-name="T456">/&gt;</text:span></text:p>
      <text:p text:style-name="P457"/>
      <text:p text:style-name="P458"><text:span text:style-name="T459"><text:s text:c="8"/></text:span><text:span text:style-name="T460">&lt;</text:span><text:span text:style-name="T461">LinearLayout</text:span></text:p>
      <text:p text:style-name="P462"><text:span text:style-name="T463"><text:s text:c="12"/></text:span><text:span text:style-name="T464">andr</text:span><text:span text:style-name="T465">oid:layout_width</text:span><text:span text:style-name="T466">=</text:span><text:span text:style-name="T467">"match_parent"</text:span></text:p>
      <text:p text:style-name="P468"><text:span text:style-name="T469"><text:s text:c="12"/></text:span><text:span text:style-name="T470">android:layout_height</text:span><text:span text:style-name="T471">=</text:span><text:span text:style-name="T472">"wrap_content"</text:span></text:p>
      <text:p text:style-name="P473"><text:span text:style-name="T474"><text:s text:c="12"/></text:span><text:span text:style-name="T475">android:layout_weight</text:span><text:span text:style-name="T476">=</text:span><text:span text:style-name="T477">"0.38"</text:span></text:p>
      <text:p text:style-name="P478"><text:span text:style-name="T479"><text:s text:c="12"/></text:span><text:span text:style-name="T480">android:orientation</text:span><text:span text:style-name="T481">=</text:span><text:span text:style-name="T482">"vertical"</text:span><text:span text:style-name="T483"><text:s/></text:span><text:span text:style-name="T484">&gt;</text:span></text:p>
      <text:p text:style-name="P485"><text:span text:style-name="T486"><text:s text:c="12"/></text:span></text:p>
      <text:p text:style-name="P487"><text:span text:style-name="T488"><text:s text:c="12"/></text:span><text:span text:style-name="T489">&lt;</text:span><text:span text:style-name="T490">TextView</text:span></text:p>
      <text:p text:style-name="P491"><text:span text:style-name="T492"><text:s text:c="16"/></text:span><text:span text:style-name="T493">android:id</text:span><text:span text:style-name="T494">=</text:span><text:span text:style-name="T495">"@+id/textView10"</text:span></text:p>
      <text:p text:style-name="P496"><text:span text:style-name="T497"><text:s text:c="16"/></text:span><text:span text:style-name="T498">android:layout_width</text:span><text:span text:style-name="T499">=</text:span><text:span text:style-name="T500">"wrap_content"</text:span></text:p>
      <text:p text:style-name="P501"><text:span text:style-name="T502"><text:s text:c="16"/></text:span><text:span text:style-name="T503">android:layout_height</text:span><text:span text:style-name="T504">=</text:span><text:span text:style-name="T505">"wrap_content"</text:span></text:p>
      <text:p text:style-name="P506"><text:span text:style-name="T507"><text:s text:c="16"/></text:span><text:span text:style-name="T508">android:layout_gravity</text:span><text:span text:style-name="T509">=</text:span><text:span text:style-name="T510">"center"</text:span></text:p>
      <text:p text:style-name="P511"><text:span text:style-name="T512"><text:s text:c="16"/></text:span><text:span text:style-name="T513">android:text</text:span><text:span text:style-name="T514">=</text:span><text:span text:style-name="T515">"Mentor: Vũ Duy Lân "</text:span><text:span text:style-name="T516"><text:s/></text:span><text:span text:style-name="T517">/&gt;</text:span></text:p>
      <text:p text:style-name="P518"/>
      <text:p text:style-name="P519"><text:span text:style-name="T520"><text:s text:c="12"/></text:span><text:span text:style-name="T521">&lt;</text:span><text:span text:style-name="T522">TextView</text:span></text:p>
      <text:p text:style-name="P523"><text:span text:style-name="T524"><text:s text:c="16"/></text:span><text:span text:style-name="T525">android:id</text:span><text:span text:style-name="T526">=</text:span><text:span text:style-name="T527">"@+id/textView2"</text:span></text:p>
      <text:p text:style-name="P528"><text:span text:style-name="T529"><text:s text:c="16"/></text:span><text:span text:style-name="T530">android:layout_width</text:span><text:span text:style-name="T531">=</text:span><text:span text:style-name="T532">"wrap_content"</text:span></text:p>
      <text:p text:style-name="P533"><text:span text:style-name="T534"><text:s text:c="16"/></text:span><text:span text:style-name="T535">android:layout_height</text:span><text:span text:style-name="T536">=</text:span><text:span text:style-name="T537">"wrap_content"</text:span></text:p>
      <text:p text:style-name="P538"><text:span text:style-name="T539"><text:s text:c="16"/></text:span><text:span text:style-name="T540">android:layout_gravity</text:span><text:span text:style-name="T541">=</text:span><text:span text:style-name="T542">"center"</text:span></text:p>
      <text:p text:style-name="P543"><text:span text:style-name="T544"><text:s text:c="16"/></text:span><text:span text:style-name="T545">android:text</text:span><text:span text:style-name="T546">=</text:span><text:span text:style-name="T547">"Mentor: Nguy</text:span><text:span text:style-name="T548">ễ</text:span><text:span text:style-name="T549">n Chi</text:span><text:span text:style-name="T550">ế</text:span><text:span text:style-name="T551">n Th</text:span><text:span text:style-name="T552">ắ</text:span><text:span text:style-name="T553">ng "</text:span><text:span text:style-name="T554"><text:s/></text:span><text:span text:style-name="T555">/&gt;</text:span></text:p>
      <text:p text:style-name="P556"><text:span text:style-name="T557"><text:s text:c="12"/></text:span></text:p>
      <text:p text:style-name="P558"/>
      <text:p text:style-name="P559"><text:span text:style-name="T560"><text:s text:c="12"/></text:span><text:span text:style-name="T561">&lt;</text:span><text:span text:style-name="T562">TextView</text:span></text:p>
      <text:p text:style-name="P563"><text:span text:style-name="T564"><text:s text:c="16"/></text:span><text:span text:style-name="T565">android:id</text:span><text:span text:style-name="T566">=</text:span><text:span text:style-name="T567">"@+id/TextView05"</text:span></text:p>
      <text:p text:style-name="P568"><text:span text:style-name="T569"><text:s text:c="16"/></text:span><text:span text:style-name="T570">android:layout_width</text:span><text:span text:style-name="T571">=</text:span><text:span text:style-name="T572">"wrap_content"</text:span></text:p>
      <text:p text:style-name="P573"><text:span text:style-name="T574"><text:s text:c="16"/></text:span><text:span text:style-name="T575">android:layout_height</text:span><text:span text:style-name="T576">=</text:span><text:span text:style-name="T577">"wrap_content"</text:span></text:p>
      <text:p text:style-name="P578"><text:span text:style-name="T579"><text:s text:c="16"/></text:span><text:span text:style-name="T580">android:layout_gravity</text:span><text:span text:style-name="T581">=</text:span><text:span text:style-name="T582">"center"</text:span></text:p>
      <text:p text:style-name="P583"><text:span text:style-name="T584"><text:s text:c="16"/></text:span><text:span text:style-name="T585">android:text</text:span><text:span text:style-name="T586">=</text:span><text:span text:style-name="T587">"Leader: Nguy</text:span><text:span text:style-name="T588">ễ</text:span><text:span text:style-name="T589">n Văn Hoàng"</text:span><text:span text:style-name="T590"><text:s/></text:span><text:span text:style-name="T591">/&gt;</text:span></text:p>
      <text:p text:style-name="P592"/>
      <text:p text:style-name="P593"><text:span text:style-name="T594"><text:s text:c="12"/></text:span><text:span text:style-name="T595">&lt;</text:span><text:span text:style-name="T596">TextView</text:span></text:p>
      <text:p text:style-name="P597"><text:span text:style-name="T598"><text:s text:c="16"/></text:span><text:span text:style-name="T599">android:id</text:span><text:span text:style-name="T600">=</text:span><text:span text:style-name="T601">"@+id/TextView04"</text:span></text:p>
      <text:p text:style-name="P602"><text:span text:style-name="T603"><text:s text:c="16"/></text:span><text:span text:style-name="T604">android:layout_width</text:span><text:span text:style-name="T605">=</text:span><text:span text:style-name="T606">"match_parent"</text:span></text:p>
      <text:p text:style-name="P607"><text:span text:style-name="T608"><text:s text:c="16"/></text:span><text:span text:style-name="T609">android:layout_height</text:span><text:span text:style-name="T610">=</text:span><text:span text:style-name="T611">"wrap_content"</text:span></text:p>
      <text:p text:style-name="P612"><text:span text:style-name="T613"><text:s text:c="16"/></text:span><text:span text:style-name="T614">android:text</text:span><text:span text:style-name="T615">=</text:span><text:span text:style-name="T616">""</text:span><text:span text:style-name="T617"><text:s/></text:span><text:span text:style-name="T618">/&gt;</text:span></text:p>
      <text:p text:style-name="P619"/>
      <text:p text:style-name="P620"><text:span text:style-name="T621"><text:s text:c="12"/></text:span><text:span text:style-name="T622">&lt;</text:span><text:span text:style-name="T623">TextView</text:span></text:p>
      <text:p text:style-name="P624"><text:span text:style-name="T625"><text:s text:c="16"/></text:span><text:span text:style-name="T626">android:id</text:span><text:span text:style-name="T627">=</text:span><text:span text:style-name="T628">"@+id/TextView03"</text:span></text:p>
      <text:p text:style-name="P629"><text:span text:style-name="T630"><text:s text:c="16"/></text:span><text:span text:style-name="T631">android:layout_width</text:span><text:span text:style-name="T632">=</text:span><text:span text:style-name="T633">"wrap_content"</text:span></text:p>
      <text:soft-page-break/>
      <text:p text:style-name="P634"><text:span text:style-name="T635"><text:s text:c="16"/></text:span><text:span text:style-name="T636">android:layout_height</text:span><text:span text:style-name="T637">=</text:span><text:span text:style-name="T638">"wrap_content"</text:span></text:p>
      <text:p text:style-name="P639"><text:span text:style-name="T640"><text:s text:c="16"/></text:span><text:span text:style-name="T641">android:layout_gravity</text:span><text:span text:style-name="T642">=</text:span><text:span text:style-name="T643">"center"</text:span></text:p>
      <text:p text:style-name="P644"><text:span text:style-name="T645"><text:s text:c="16"/></text:span><text:span text:style-name="T646">android:text</text:span><text:span text:style-name="T647">=</text:span><text:span text:style-name="T648">"Các thành viên:"</text:span><text:span text:style-name="T649"><text:s/></text:span><text:span text:style-name="T650">/&gt;</text:span></text:p>
      <text:p text:style-name="P651"/>
      <text:p text:style-name="P652"><text:span text:style-name="T653"><text:s text:c="12"/></text:span><text:span text:style-name="T654">&lt;</text:span><text:span text:style-name="T655">TextView</text:span></text:p>
      <text:p text:style-name="P656"><text:span text:style-name="T657"><text:s text:c="16"/></text:span><text:span text:style-name="T658">android:id</text:span><text:span text:style-name="T659">=</text:span><text:span text:style-name="T660">"@+id/TextView02"</text:span></text:p>
      <text:p text:style-name="P661"><text:span text:style-name="T662"><text:s text:c="16"/></text:span><text:span text:style-name="T663">android:layout_width</text:span><text:span text:style-name="T664">=</text:span><text:span text:style-name="T665">"wrap_content"</text:span></text:p>
      <text:p text:style-name="P666"><text:span text:style-name="T667"><text:s text:c="16"/></text:span><text:span text:style-name="T668">android:layout_height</text:span><text:span text:style-name="T669">=</text:span><text:span text:style-name="T670">"wrap_content"</text:span></text:p>
      <text:p text:style-name="P671"><text:span text:style-name="T672"><text:s text:c="16"/></text:span><text:span text:style-name="T673">android:layout_gravity</text:span><text:span text:style-name="T674">=</text:span><text:span text:style-name="T675">"center"</text:span></text:p>
      <text:p text:style-name="P676"><text:span text:style-name="T677"><text:s text:c="16"/></text:span><text:span text:style-name="T678">android:layout_marginTop</text:span><text:span text:style-name="T679">=</text:span><text:span text:style-name="T680">"10dp"</text:span></text:p>
      <text:p text:style-name="P681"><text:span text:style-name="T682"><text:s text:c="16"/></text:span><text:span text:style-name="T683">android:text</text:span><text:span text:style-name="T684">=</text:span><text:span text:style-name="T685">"Nguy</text:span><text:span text:style-name="T686">ễ</text:span><text:span text:style-name="T687">n Sĩ Đ</text:span><text:span text:style-name="T688">ứ</text:span><text:span text:style-name="T689">c"</text:span><text:span text:style-name="T690"><text:s/></text:span><text:span text:style-name="T691">/&gt;</text:span></text:p>
      <text:p text:style-name="P692"/>
      <text:p text:style-name="P693"><text:span text:style-name="T694"><text:s text:c="12"/></text:span><text:span text:style-name="T695">&lt;</text:span><text:span text:style-name="T696">TextView</text:span></text:p>
      <text:p text:style-name="P697"><text:span text:style-name="T698"><text:s text:c="16"/></text:span><text:span text:style-name="T699">android:id</text:span><text:span text:style-name="T700">=</text:span><text:span text:style-name="T701">"@+id/TextView01"</text:span></text:p>
      <text:p text:style-name="P702"><text:span text:style-name="T703"><text:s text:c="16"/></text:span><text:span text:style-name="T704">android:layout_width</text:span><text:span text:style-name="T705">=</text:span><text:span text:style-name="T706">"wrap_content"</text:span></text:p>
      <text:p text:style-name="P707"><text:span text:style-name="T708"><text:s text:c="16"/></text:span><text:span text:style-name="T709">android:layout_height</text:span><text:span text:style-name="T710">=</text:span><text:span text:style-name="T711">"wrap_content"</text:span></text:p>
      <text:p text:style-name="P712"><text:span text:style-name="T713"><text:s text:c="16"/></text:span><text:span text:style-name="T714">android:layout_gravity</text:span><text:span text:style-name="T715">=</text:span><text:span text:style-name="T716">"center"</text:span></text:p>
      <text:p text:style-name="P717"><text:span text:style-name="T718"><text:s text:c="16"/></text:span><text:span text:style-name="T719">android:text</text:span><text:span text:style-name="T720">=</text:span><text:span text:style-name="T721">"Ngô T</text:span><text:span text:style-name="T722">ấ</text:span><text:span text:style-name="T723">n Chính Th</text:span><text:span text:style-name="T724">ắ</text:span><text:span text:style-name="T725">ng"</text:span><text:span text:style-name="T726"><text:s/></text:span><text:span text:style-name="T727">/&gt;</text:span></text:p>
      <text:p text:style-name="P728"/>
      <text:p text:style-name="P729"><text:span text:style-name="T730"><text:s text:c="12"/></text:span><text:span text:style-name="T731">&lt;</text:span><text:span text:style-name="T732">TextView</text:span></text:p>
      <text:p text:style-name="P733"><text:span text:style-name="T734"><text:s text:c="16"/></text:span><text:span text:style-name="T735">android:id</text:span><text:span text:style-name="T736">=</text:span><text:span text:style-name="T737">"@+id/TextView06"</text:span></text:p>
      <text:p text:style-name="P738"><text:span text:style-name="T739"><text:s text:c="16"/></text:span><text:span text:style-name="T740">android:layout_width</text:span><text:span text:style-name="T741">=</text:span><text:span text:style-name="T742">"wrap_content"</text:span></text:p>
      <text:p text:style-name="P743"><text:span text:style-name="T744"><text:s text:c="16"/></text:span><text:span text:style-name="T745">android:layout_height</text:span><text:span text:style-name="T746">=</text:span><text:span text:style-name="T747">"wrap_content"</text:span></text:p>
      <text:p text:style-name="P748"><text:span text:style-name="T749"><text:s text:c="16"/></text:span><text:span text:style-name="T750">android:layout_gravity</text:span><text:span text:style-name="T751">=</text:span><text:span text:style-name="T752">"center"</text:span></text:p>
      <text:p text:style-name="P753"><text:span text:style-name="T754"><text:s text:c="16"/></text:span><text:span text:style-name="T755">android:text</text:span><text:span text:style-name="T756">=</text:span><text:span text:style-name="T757">"Hà Văn An"</text:span><text:span text:style-name="T758"><text:s/></text:span><text:span text:style-name="T759">/&gt;</text:span></text:p>
      <text:p text:style-name="P760"/>
      <text:p text:style-name="P761"><text:span text:style-name="T762"><text:s text:c="12"/></text:span><text:span text:style-name="T763">&lt;</text:span><text:span text:style-name="T764">TextView</text:span></text:p>
      <text:p text:style-name="P765"><text:span text:style-name="T766"><text:s text:c="16"/></text:span><text:span text:style-name="T767">android:id</text:span><text:span text:style-name="T768">=</text:span><text:span text:style-name="T769">"@+id/TextView07"</text:span></text:p>
      <text:p text:style-name="P770"><text:span text:style-name="T771"><text:s text:c="16"/></text:span><text:span text:style-name="T772">android:layout_width</text:span><text:span text:style-name="T773">=</text:span><text:span text:style-name="T774">"wrap_content"</text:span></text:p>
      <text:p text:style-name="P775"><text:span text:style-name="T776"><text:s text:c="16"/></text:span><text:span text:style-name="T777">android:layout_height</text:span><text:span text:style-name="T778">=</text:span><text:span text:style-name="T779">"wrap_content"</text:span></text:p>
      <text:p text:style-name="P780"><text:span text:style-name="T781"><text:s text:c="16"/></text:span><text:span text:style-name="T782">android:layout_gravity</text:span><text:span text:style-name="T783">=</text:span><text:span text:style-name="T784">"center"</text:span></text:p>
      <text:p text:style-name="P785"><text:span text:style-name="T786"><text:s text:c="16"/></text:span><text:span text:style-name="T787">android:text</text:span><text:span text:style-name="T788">=</text:span><text:span text:style-name="T789">"Hà Th</text:span><text:span text:style-name="T790">ế</text:span><text:span text:style-name="T791"><text:s/>M</text:span><text:span text:style-name="T792">ạ</text:span><text:span text:style-name="T793">nh"</text:span><text:span text:style-name="T794"><text:s/></text:span><text:span text:style-name="T795">/&gt;</text:span></text:p>
      <text:p text:style-name="P796"><text:span text:style-name="T797"><text:s text:c="12"/></text:span></text:p>
      <text:p text:style-name="P798"><text:span text:style-name="T799"><text:tab/></text:span><text:span text:style-name="T800"><text:tab/></text:span><text:span text:style-name="T801"><text:tab/></text:span><text:span text:style-name="T802">&lt;</text:span><text:span text:style-name="T803">TextView</text:span></text:p>
      <text:p text:style-name="P804"><text:span text:style-name="T805"><text:tab/></text:span><text:span text:style-name="T806"><text:tab/></text:span><text:span text:style-name="T807"><text:tab/><text:s text:c="4"/></text:span><text:span text:style-name="T808">android:id</text:span><text:span text:style-name="T809">=</text:span><text:span text:style-name="T810">"@+id/TextView08"</text:span></text:p>
      <text:p text:style-name="P811"><text:span text:style-name="T812"><text:tab/></text:span><text:span text:style-name="T813"><text:tab/></text:span><text:span text:style-name="T814"><text:tab/><text:s text:c="4"/></text:span><text:span text:style-name="T815">android:layout_width</text:span><text:span text:style-name="T816">=</text:span><text:span text:style-name="T817">"wrap_content"</text:span></text:p>
      <text:p text:style-name="P818"><text:span text:style-name="T819"><text:tab/></text:span><text:span text:style-name="T820"><text:tab/></text:span><text:span text:style-name="T821"><text:tab/></text:span><text:span text:style-name="T822"><text:s text:c="4"/></text:span><text:span text:style-name="T823">android:layout_height</text:span><text:span text:style-name="T824">=</text:span><text:span text:style-name="T825">"wrap_content"</text:span></text:p>
      <text:p text:style-name="P826"><text:span text:style-name="T827"><text:tab/></text:span><text:span text:style-name="T828"><text:tab/></text:span><text:span text:style-name="T829"><text:tab/><text:s text:c="4"/></text:span><text:span text:style-name="T830">android:layout_gravity</text:span><text:span text:style-name="T831">=</text:span><text:span text:style-name="T832">"center"</text:span></text:p>
      <text:p text:style-name="P833"><text:span text:style-name="T834"><text:tab/></text:span><text:span text:style-name="T835"><text:tab/></text:span><text:span text:style-name="T836"><text:tab/><text:s text:c="4"/></text:span><text:span text:style-name="T837">android:text</text:span><text:span text:style-name="T838">=</text:span><text:span text:style-name="T839">"Đ</text:span><text:span text:style-name="T840">ặ</text:span><text:span text:style-name="T841">ng Văn Hi</text:span><text:span text:style-name="T842">ệ</text:span><text:span text:style-name="T843">p"</text:span><text:span text:style-name="T844"><text:s/></text:span><text:span text:style-name="T845">/&gt;</text:span></text:p>
      <text:p text:style-name="P846"/>
      <text:p text:style-name="P847"><text:span text:style-name="T848"><text:tab/></text:span><text:span text:style-name="T849"><text:tab/></text:span><text:span text:style-name="T850"><text:tab/></text:span><text:span text:style-name="T851">&lt;</text:span><text:span text:style-name="T852">TextView</text:span></text:p>
      <text:p text:style-name="P853"><text:span text:style-name="T854"><text:tab/></text:span><text:span text:style-name="T855"><text:tab/></text:span><text:span text:style-name="T856"><text:tab/><text:s text:c="4"/></text:span><text:span text:style-name="T857">android:id</text:span><text:span text:style-name="T858">=</text:span><text:span text:style-name="T859">"@+id/TextView09"</text:span></text:p>
      <text:p text:style-name="P860"><text:span text:style-name="T861"><text:tab/></text:span><text:span text:style-name="T862"><text:tab/></text:span><text:span text:style-name="T863"><text:tab/><text:s text:c="4"/></text:span><text:span text:style-name="T864">android:layout_width</text:span><text:span text:style-name="T865">=</text:span><text:span text:style-name="T866">"wrap_content"</text:span></text:p>
      <text:p text:style-name="P867"><text:span text:style-name="T868"><text:tab/></text:span><text:span text:style-name="T869"><text:tab/></text:span><text:span text:style-name="T870"><text:tab/><text:s text:c="4"/></text:span><text:span text:style-name="T871">android:layout_height</text:span><text:span text:style-name="T872">=</text:span><text:span text:style-name="T873">"wrap_content"</text:span></text:p>
      <text:p text:style-name="P874"><text:span text:style-name="T875"><text:tab/></text:span><text:span text:style-name="T876"><text:tab/></text:span><text:span text:style-name="T877"><text:tab/><text:s text:c="4"/></text:span><text:span text:style-name="T878">android:layout_gravity</text:span><text:span text:style-name="T879">=</text:span><text:span text:style-name="T880">"center"</text:span></text:p>
      <text:p text:style-name="P881"><text:span text:style-name="T882"><text:tab/></text:span><text:span text:style-name="T883"><text:tab/></text:span><text:span text:style-name="T884"><text:tab/><text:s text:c="4"/></text:span><text:span text:style-name="T885">android:text</text:span><text:span text:style-name="T886">=</text:span><text:span text:style-name="T887">"Nguy</text:span><text:span text:style-name="T888">ễ</text:span><text:span text:style-name="T889">n Văn Dương"</text:span><text:span text:style-name="T890"><text:s/></text:span></text:p>
      <text:p text:style-name="P891"><text:span text:style-name="T892"><text:tab/></text:span><text:span text:style-name="T893"><text:tab/></text:span><text:span text:style-name="T894"><text:tab/><text:s text:c="4"/></text:span><text:span text:style-name="T895">android:layout_marginBottom</text:span><text:span text:style-name="T896">=</text:span><text:span text:style-name="T897">"20dp"</text:span><text:span text:style-name="T898">/&gt;</text:span></text:p>
      <text:p text:style-name="P899"/>
      <text:p text:style-name="P900"><text:span text:style-name="T901"><text:tab/></text:span><text:span text:style-name="T902"><text:tab/></text:span><text:span text:style-name="T903"><text:tab/></text:span><text:span text:style-name="T904">&lt;/</text:span><text:span text:style-name="T905">LinearLayout</text:span><text:span text:style-name="T906">&gt;</text:span></text:p>
      <text:p text:style-name="P907"><text:span text:style-name="T908"><text:tab/></text:span><text:span text:style-name="T909"><text:tab/></text:span><text:span text:style-name="T910">&lt;/</text:span><text:span text:style-name="T911">LinearLayout</text:span><text:span text:style-name="T912">&gt;</text:span></text:p>
      <text:p text:style-name="P913"><text:span text:style-name="T914">&lt;/</text:span><text:span text:style-name="T915">LinearLayout</text:span><text:span text:style-name="T916">&gt;</text:span></text:p>
      <text:p text:style-name="P917"><text:span text:style-name="T918">&lt;/</text:span><text:span text:style-name="T919">ScrollView</text:span><text:span text:style-name="T920">&gt;</text:span></text:p>
      <text:p text:style-name="P921"/>
      <text:p text:style-name="P922">Step 6</text:p>
      <text:p text:style-name="P923"><text:span text:style-name="T924">Thay đ</text:span><text:span text:style-name="T925">ổ</text:span><text:span text:style-name="T926">i <text:s/>string.xml</text:span></text:p>
      <text:p text:style-name="P927"><text:span text:style-name="T928">&lt;</text:span><text:span text:style-name="T929">string</text:span><text:span text:style-name="T930"><text:s/></text:span><text:span text:style-name="T931">name</text:span><text:span text:style-name="T932">=</text:span><text:span text:style-name="T933">"credits"</text:span><text:span text:style-name="T934">&gt;</text:span><text:span text:style-name="T935">Credits</text:span><text:span text:style-name="T936">&lt;/</text:span><text:span text:style-name="T937">string</text:span><text:span text:style-name="T938">&gt;</text:span></text:p>
      <text:p text:style-name="P939"/>
      <text:p text:style-name="P940">Step 7</text:p>
      <text:soft-page-break/>
      <text:p text:style-name="P941"><text:span text:style-name="T942">Thay đ</text:span><text:span text:style-name="T943">ổ</text:span><text:span text:style-name="T944">i t</text:span><text:span text:style-name="T945">ậ</text:span><text:span text:style-name="T946">p tin <text:s/></text:span><text:span text:style-name="T947">AndroidManifest.xml</text:span></text:p>
      <text:p text:style-name="P948"/>
      <text:p text:style-name="P949"><text:span text:style-name="T950"><text:s text:c="8"/></text:span><text:span text:style-name="T951">&lt;</text:span><text:span text:style-name="T952">activity</text:span></text:p>
      <text:p text:style-name="P953"><text:span text:style-name="T954"><text:s text:c="12"/></text:span><text:span text:style-name="T955">android:name</text:span><text:span text:style-name="T956">=</text:span><text:span text:style-name="T957">"edu.dnu.androidopac.Credits"</text:span></text:p>
      <text:p text:style-name="P958"><text:span text:style-name="T959"><text:s text:c="12"/></text:span><text:span text:style-name="T960">android:label</text:span><text:span text:style-name="T961">=</text:span><text:span text:style-name="T962">"@string/credits"</text:span><text:span text:style-name="T963"><text:s/></text:span><text:span text:style-name="T964">&gt;</text:span></text:p>
      <text:p text:style-name="P965"><text:span text:style-name="T966"><text:s text:c="8"/></text:span><text:span text:style-name="T967">&lt;/</text:span><text:span text:style-name="T968">activity</text:span><text:span text:style-name="T969">&gt;</text:span></text:p>
      <text:p text:style-name="P970"><text:span text:style-name="T971"><text:s text:c="8"/></text:span></text:p>
      <text:p text:style-name="P972"><text:span text:style-name="T973"><text:s text:c="8"/></text:span></text:p>
      <text:p text:style-name="P9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Helvetica, Arial, sans-serif" svg:font-family="Helvetica, Arial, sans-serif" style:font-family-generic="system"/>
    <style:font-face style:name="Courier New" svg:font-family="Courier New" style:font-family-generic="modern" style:font-pitch="fixed" svg:panose-1="2 7 3 9 2 2 5 2 4 4"/>
    <style:font-face style:name="Monospace" svg:font-family="Monospace" style:font-family-generic="system" style:font-pitch="fixed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nguyen</meta:initial-creator>
    <dc:creator>_Big_Dick_</dc:creator>
    <meta:creation-date>2014-09-25T07:56:00Z</meta:creation-date>
    <dc:date>2014-09-25T09:03:00Z</dc:date>
    <meta:template xlink:href="Normal" xlink:type="simple"/>
    <meta:editing-cycles>6</meta:editing-cycles>
    <meta:editing-duration>PT360S</meta:editing-duration>
    <meta:document-statistic meta:page-count="5" meta:paragraph-count="14" meta:word-count="1104" meta:character-count="7385" meta:row-count="52" meta:non-whitespace-character-count="6295"/>
  </office:meta>
</office:document-meta>
</file>